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DestinationRegistry.getTrimmedPath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sgiDestinationRegistry.getDestinationFor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DestinationRegistry.getDestinations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DestinationRegistry.OsgiDestinat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sgiDestinationRegistry.removeDestinatio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DestinationRegistry.getDestin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DestinationRegistry.addDestination( String path , Osgi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